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2">
      <style:text-properties officeooo:rsid="0016640a" officeooo:paragraph-rsid="0016640a"/>
    </style:style>
    <style:style style:name="P2" style:family="paragraph" style:parent-style-name="Standard">
      <style:text-properties officeooo:rsid="0016640a" officeooo:paragraph-rsid="0016640a"/>
    </style:style>
    <style:style style:name="P3" style:family="paragraph" style:parent-style-name="Text_20_body">
      <style:text-properties officeooo:rsid="0016640a" officeooo:paragraph-rsid="0016640a"/>
    </style:style>
    <style:style style:name="P4" style:family="paragraph" style:parent-style-name="Preformatted_20_Text">
      <style:paragraph-properties fo:margin-top="0in" fo:margin-bottom="0.1965in" style:contextual-spacing="false"/>
    </style:style>
    <style:style style:name="P5" style:family="paragraph" style:parent-style-name="Standard">
      <style:text-properties officeooo:rsid="00177fcb" officeooo:paragraph-rsid="00177fcb"/>
    </style:style>
    <style:style style:name="P6" style:family="paragraph" style:parent-style-name="Text_20_body">
      <style:text-properties officeooo:rsid="00177fcb" officeooo:paragraph-rsid="00177fcb"/>
    </style:style>
    <style:style style:name="P7" style:family="paragraph" style:parent-style-name="Standard">
      <style:text-properties officeooo:rsid="001ddf68" officeooo:paragraph-rsid="001ddf68"/>
    </style:style>
    <style:style style:name="P8" style:family="paragraph" style:parent-style-name="Text_20_body">
      <style:text-properties officeooo:rsid="001ddf68" officeooo:paragraph-rsid="001ddf68"/>
    </style:style>
    <style:style style:name="P9" style:family="paragraph" style:parent-style-name="Standard">
      <style:text-properties officeooo:rsid="0020b8ef" officeooo:paragraph-rsid="0020b8ef"/>
    </style:style>
    <style:style style:name="P10" style:family="paragraph" style:parent-style-name="Text_20_body">
      <style:text-properties officeooo:rsid="0020b8ef" officeooo:paragraph-rsid="0020b8ef"/>
    </style:style>
    <style:style style:name="P11" style:family="paragraph" style:parent-style-name="Standard">
      <style:text-properties officeooo:rsid="00222f12" officeooo:paragraph-rsid="00222f12"/>
    </style:style>
    <style:style style:name="P12" style:family="paragraph" style:parent-style-name="Text_20_body">
      <style:text-properties officeooo:rsid="00222f12" officeooo:paragraph-rsid="00222f12"/>
    </style:style>
    <style:style style:name="P13" style:family="paragraph" style:parent-style-name="Standard">
      <style:text-properties officeooo:rsid="0023ca95" officeooo:paragraph-rsid="0023ca95"/>
    </style:style>
    <style:style style:name="P14" style:family="paragraph" style:parent-style-name="Preformatted_20_Text">
      <style:paragraph-properties fo:margin-top="0in" fo:margin-bottom="0.1965in" style:contextual-spacing="false"/>
    </style:style>
    <style:style style:name="P15" style:family="paragraph" style:parent-style-name="Standard">
      <style:text-properties officeooo:rsid="0029bf79" officeooo:paragraph-rsid="0029bf79"/>
    </style:style>
    <style:style style:name="P16" style:family="paragraph" style:parent-style-name="Standard">
      <style:text-properties style:text-underline-style="solid" style:text-underline-type="double" style:text-underline-width="auto" style:text-underline-color="font-color" officeooo:rsid="003552d3" officeooo:paragraph-rsid="003552d3"/>
    </style:style>
    <style:style style:name="P17" style:family="paragraph" style:parent-style-name="Standard">
      <style:text-properties style:text-underline-style="none" officeooo:rsid="0036cbc1" officeooo:paragraph-rsid="0036cbc1"/>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1"/>
    <style:style style:name="P32" style:family="paragraph" style:parent-style-name="Text_20_body" style:list-style-name="L11">
      <style:paragraph-properties fo:margin-top="0in" fo:margin-bottom="0in" style:contextual-spacing="false"/>
    </style:style>
    <style:style style:name="P33" style:family="paragraph" style:parent-style-name="Text_20_body" style:list-style-name="L12"/>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3"/>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text-properties officeooo:rsid="0023ca95" officeooo:paragraph-rsid="0023ca95"/>
    </style:style>
    <style:style style:name="P38" style:family="paragraph" style:parent-style-name="Text_20_body">
      <style:text-properties officeooo:rsid="0029bf79" officeooo:paragraph-rsid="0029bf79"/>
    </style:style>
    <style:style style:name="P39" style:family="paragraph" style:parent-style-name="Text_20_body">
      <style:text-properties style:text-underline-style="solid" style:text-underline-type="double" style:text-underline-width="auto" style:text-underline-color="font-color" officeooo:rsid="003552d3" officeooo:paragraph-rsid="003552d3"/>
    </style:style>
    <style:style style:name="P40" style:family="paragraph" style:parent-style-name="Text_20_body">
      <style:text-properties style:text-underline-style="none" officeooo:rsid="0036cbc1" officeooo:paragraph-rsid="0036cbc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Quoting</text:p>
      <text:p text:style-name="P5"/>
      <text:p text:style-name="P6"><text:span text:style-name="Strong_20_Emphasis">Preserving Special Characters:</text:span></text:p>
      <text:list xml:id="list1078487796" text:style-name="L1">
        <text:list-item>
          <text:p text:style-name="P18"><text:span text:style-name="Strong_20_Emphasis">Without quoting:</text:span></text:p>
        </text:list-item>
      </text:list>
      <text:p text:style-name="P4"><text:span text:style-name="Source_20_Text">echo * <text:s/># This will try to expand all files in the current directory</text:span></text:p>
      <text:list xml:id="list539937594" text:style-name="L2">
        <text:list-item>
          <text:p text:style-name="P19"><text:span text:style-name="Strong_20_Emphasis">With single quotes:</text:span></text:p>
        </text:list-item>
      </text:list>
      <text:p text:style-name="P4"><text:span text:style-name="Source_20_Text">echo '*' <text:s/># This will print the literal asterisk character (*)</text:span></text:p>
      <text:p text:style-name="Text_20_body">Here, the single quotes prevent the shell from interpreting the asterisk as a wildcard character.</text:p>
      <text:p text:style-name="Text_20_body"><text:span text:style-name="Strong_20_Emphasis">2. Preventing Reserved Word Confusion:</text:span></text:p>
      <text:list xml:id="list3115607567" text:style-name="L3">
        <text:list-item>
          <text:p text:style-name="P20"><text:span text:style-name="Strong_20_Emphasis">Without quoting:</text:span></text:p>
        </text:list-item>
      </text:list>
      <text:p text:style-name="P4"><text:span text:style-name="Source_20_Text">if pwd; then echo "Success"; fi <text:s/># This works as expected</text:span></text:p>
      <text:list xml:id="list1894063980" text:style-name="L4">
        <text:list-item>
          <text:p text:style-name="P21"><text:span text:style-name="Strong_20_Emphasis">Without quoting (incorrect):</text:span></text:p>
        </text:list-item>
      </text:list>
      <text:p text:style-name="P4"><text:span text:style-name="Source_20_Text">if =; then echo "This will fail"; fi <text:s/># This will fail because '=' is a reserved word for assignment</text:span></text:p>
      <text:list xml:id="list2411219615" text:style-name="L5">
        <text:list-item>
          <text:p text:style-name="P22"><text:span text:style-name="Strong_20_Emphasis">With single quotes:</text:span></text:p>
        </text:list-item>
      </text:list>
      <text:p text:style-name="P4"><text:span text:style-name="Source_20_Text">if '='; then echo "This will print literally"; fi <text:s/># This will print "This will print literally"</text:span></text:p>
      <text:p text:style-name="Text_20_body">In the second example, the single quotes prevent the shell from treating <text:span text:style-name="Source_20_Text">=</text:span> as an assignment operator.</text:p>
      <text:p text:style-name="Text_20_body"><text:span text:style-name="Strong_20_Emphasis">3. Controlling Expansions within Double Quotes:</text:span></text:p>
      <text:list xml:id="list4100964020" text:style-name="L6">
        <text:list-item>
          <text:p text:style-name="P23"><text:span text:style-name="Strong_20_Emphasis">Double quotes allow variable expansion:</text:span></text:p>
        </text:list-item>
      </text:list>
      <text:p text:style-name="Preformatted_20_Text"><text:span text:style-name="Source_20_Text">name="Alice"</text:span></text:p>
      <text:p text:style-name="P4"><text:span text:style-name="Source_20_Text">echo "Hello, $name" <text:s/># This will print "Hello, Alice"</text:span></text:p>
      <text:list xml:id="list3546140810" text:style-name="L7">
        <text:list-item>
          <text:p text:style-name="P24"><text:span text:style-name="Strong_20_Emphasis">Double quotes with escaped dollar sign:</text:span></text:p>
        </text:list-item>
      </text:list>
      <text:p text:style-name="P4"><text:span text:style-name="Source_20_Text">echo "The variable is named \$name" <text:s/># This will print "The variable is named $name" (literal dollar sign)</text:span></text:p>
      <text:p text:style-name="Text_20_body">Here, the backslash (<text:span text:style-name="Source_20_Text">\</text:span>) escapes the dollar sign, preventing variable expansion within the double quotes.</text:p>
      <text:p text:style-name="Text_20_body"><text:span text:style-name="Strong_20_Emphasis">4. Here-Document (brief example):</text:span></text:p>
      <text:p text:style-name="Text_20_body">Here documents are a way to provide multi-line input within the shell. Quoting plays a role in controlling how variables and commands are handled within that multi-line text (refer to your shell's documentation for details on here-documents).</text:p>
      <text:p text:style-name="Preformatted_20_Text"><text:span text:style-name="Source_20_Text">cat &lt;&lt; END</text:span></text:p>
      <text:p text:style-name="Preformatted_20_Text"><text:span text:style-name="Source_20_Text">This is a message</text:span></text:p>
      <text:p text:style-name="Preformatted_20_Text"><text:span text:style-name="Source_20_Text">on multiple lines.</text:span></text:p>
      <text:p text:style-name="P4"><text:span text:style-name="Source_20_Text">END</text:span></text:p>
      <text:p text:style-name="Text_20_body"><text:soft-page-break/>The text between <text:span text:style-name="Source_20_Text">&lt;&lt; END</text:span> and <text:span text:style-name="Source_20_Text">END</text:span> (excluding the quotes) is treated as a single string, preserving newlines.</text:p>
      <text:p text:style-name="Text_20_body"><text:span text:style-name="Strong_20_Emphasis">5. Single Quotes vs. Double Quotes:</text:span></text:p>
      <text:list xml:id="list1466861777" text:style-name="L8">
        <text:list-item>
          <text:p text:style-name="P26"><text:span text:style-name="Strong_20_Emphasis">Single quotes:</text:span> Everything inside single quotes is interpreted literally, no expansions or special meanings apply.</text:p>
        </text:list-item>
        <text:list-item>
          <text:p text:style-name="P25"><text:span text:style-name="Strong_20_Emphasis">Double quotes:</text:span> Most things are interpreted literally, but variable expansion and command substitution (explained elsewhere) still occur within double quotes.</text:p>
        </text:list-item>
      </text:list>
      <text:p text:style-name="P5"/>
      <text:p text:style-name="P2">Tokenization</text:p>
      <text:p text:style-name="P2"/>
      <text:p text:style-name="P3"><text:span text:style-name="Strong_20_Emphasis">Example 1: Simple Command</text:span></text:p>
      <text:p text:style-name="P4"><text:span text:style-name="Source_20_Text">ls -l /home/user</text:span></text:p>
      <text:p text:style-name="Text_20_body">Here's the tokenization:</text:p>
      <text:list xml:id="list3510495378" text:style-name="L9">
        <text:list-item>
          <text:p text:style-name="P28"><text:span text:style-name="Source_20_Text">ls</text:span>: Word token</text:p>
        </text:list-item>
        <text:list-item>
          <text:p text:style-name="P28"><text:span text:style-name="Source_20_Text">-l</text:span>: Word token (the hyphen is considered part of the option)</text:p>
        </text:list-item>
        <text:list-item>
          <text:p text:style-name="P27"><text:span text:style-name="Source_20_Text">/home/user</text:span>: Word token (the path is considered a single token)</text:p>
        </text:list-item>
      </text:list>
      <text:p text:style-name="Text_20_body"><text:span text:style-name="Strong_20_Emphasis">Example 2: Using Quotes</text:span></text:p>
      <text:p text:style-name="P4"><text:span text:style-name="Source_20_Text">echo "This is a sentence with a 'single quote'"</text:span></text:p>
      <text:p text:style-name="Text_20_body">Here's the tokenization:</text:p>
      <text:list xml:id="list3619099897" text:style-name="L10">
        <text:list-item>
          <text:p text:style-name="P30"><text:span text:style-name="Source_20_Text">echo</text:span>: Word token</text:p>
        </text:list-item>
        <text:list-item>
          <text:p text:style-name="P29"><text:span text:style-name="Source_20_Text">"This is a sentence with a 'single quote'"</text:span>: Single-quoted string token (everything inside the quotes is treated as a single token, preserving the single quote)</text:p>
        </text:list-item>
      </text:list>
      <text:p text:style-name="Text_20_body"><text:span text:style-name="Strong_20_Emphasis">Example 3: Variable Expansion</text:span></text:p>
      <text:p text:style-name="Preformatted_20_Text"><text:span text:style-name="Source_20_Text">name="Bard"</text:span></text:p>
      <text:p text:style-name="P4"><text:span text:style-name="Source_20_Text">echo "Hello, $name"</text:span></text:p>
      <text:p text:style-name="Text_20_body">Here's the tokenization (important note: during tokenization, the variable expansion doesn't actually happen):</text:p>
      <text:list xml:id="list2857213224" text:style-name="L11">
        <text:list-item>
          <text:p text:style-name="P32"><text:span text:style-name="Source_20_Text">name</text:span>: Word token</text:p>
        </text:list-item>
        <text:list-item>
          <text:p text:style-name="P32"><text:span text:style-name="Source_20_Text">=</text:span>: Word token (assignment operator)</text:p>
        </text:list-item>
        <text:list-item>
          <text:p text:style-name="P32"><text:span text:style-name="Source_20_Text">"Bard"</text:span>: Double-quoted string token</text:p>
        </text:list-item>
        <text:list-item>
          <text:p text:style-name="P32"><text:span text:style-name="Source_20_Text">;</text:span>: Word token (end of the first command)</text:p>
        </text:list-item>
        <text:list-item>
          <text:p text:style-name="P32"><text:span text:style-name="Source_20_Text">echo</text:span>: Word token</text:p>
        </text:list-item>
        <text:list-item>
          <text:p text:style-name="P31"><text:span text:style-name="Source_20_Text">"Hello, $name"</text:span>: Double-quoted string token (including the variable reference $name)</text:p>
        </text:list-item>
      </text:list>
      <text:p text:style-name="Text_20_body"><text:span text:style-name="Strong_20_Emphasis">Example 4: Operator and Newline</text:span></text:p>
      <text:p text:style-name="P4"><text:span text:style-name="Source_20_Text">ls &amp;&amp; pwd</text:span></text:p>
      <text:p text:style-name="Text_20_body">Here's the tokenization:</text:p>
      <text:list xml:id="list2619894484" text:style-name="L12">
        <text:list-item>
          <text:p text:style-name="P34"><text:span text:style-name="Source_20_Text">ls</text:span>: Word token</text:p>
        </text:list-item>
        <text:list-item>
          <text:p text:style-name="P34"><text:soft-page-break/><text:span text:style-name="Source_20_Text">&amp;&amp;</text:span>: Operator token</text:p>
        </text:list-item>
        <text:list-item>
          <text:p text:style-name="P33"><text:span text:style-name="Source_20_Text">pwd</text:span>: Word token</text:p>
        </text:list-item>
      </text:list>
      <text:p text:style-name="Text_20_body"><text:span text:style-name="Strong_20_Emphasis">Example 5: Comment</text:span></text:p>
      <text:p text:style-name="Preformatted_20_Text"><text:span text:style-name="Source_20_Text"># This is a comment</text:span></text:p>
      <text:p text:style-name="P4"><text:span text:style-name="Source_20_Text">ls -l</text:span></text:p>
      <text:p text:style-name="Text_20_body">Here's the tokenization:</text:p>
      <text:list xml:id="list130319731" text:style-name="L13">
        <text:list-item>
          <text:p text:style-name="P36"><text:span text:style-name="Source_20_Text">#</text:span>: Comment token (everything after the hash is discarded)</text:p>
        </text:list-item>
        <text:list-item>
          <text:p text:style-name="P36"><text:span text:style-name="Source_20_Text">ls</text:span>: Word token</text:p>
        </text:list-item>
        <text:list-item>
          <text:p text:style-name="P35"><text:span text:style-name="Source_20_Text">-l</text:span>: Word token (the hyphen is considered part of the option)</text:p>
        </text:list-item>
      </text:list>
      <text:p text:style-name="P2"/>
      <text:h text:style-name="P1" text:outline-level="2">Examples of Alias Substitution</text:h>
      <text:p text:style-name="Text_20_body">Here are some examples to illustrate how alias substitution works in the shell:</text:p>
      <text:p text:style-name="Text_20_body"><text:span text:style-name="Strong_20_Emphasis">1. Simple Alias:</text:span></text:p>
      <text:p text:style-name="Preformatted_20_Text"><text:span text:style-name="Source_20_Text">alias ll='ls -l' # Define an alias 'll' for 'ls -l'</text:span></text:p>
      <text:p text:style-name="P4"><text:span text:style-name="Source_20_Text">ll /home <text:s/># This will be replaced with 'ls -l /home' and executed</text:span></text:p>
      <text:p text:style-name="Text_20_body">Here, <text:span text:style-name="Source_20_Text">ll</text:span> is an alias for <text:span text:style-name="Source_20_Text">ls -l</text:span>. When you type <text:span text:style-name="Source_20_Text">ll /home</text:span>, the shell substitutes it with the actual command and executes <text:span text:style-name="Source_20_Text">ls -l /home</text:span>.</text:p>
      <text:p text:style-name="Text_20_body"><text:span text:style-name="Strong_20_Emphasis">2. Chained Aliases:</text:span></text:p>
      <text:p text:style-name="Preformatted_20_Text"><text:span text:style-name="Source_20_Text">alias dir='ll -a' # Define an alias 'dir' for 'll -a' (list all files including hidden)</text:span></text:p>
      <text:p text:style-name="P4"><text:span text:style-name="Source_20_Text">dir . # This will be replaced with 'll -a .' and then 'ls -l -a .'</text:span></text:p>
      <text:p text:style-name="Text_20_body">In this example, <text:span text:style-name="Source_20_Text">dir</text:span> is an alias for <text:span text:style-name="Source_20_Text">ll -a</text:span>. Since <text:span text:style-name="Source_20_Text">ll</text:span> itself might be an alias (as in example 1), the shell checks for further substitution. It replaces <text:span text:style-name="Source_20_Text">ll</text:span> with <text:span text:style-name="Source_20_Text">ls -l</text:span>, resulting in the final execution of <text:span text:style-name="Source_20_Text">ls -l -a .</text:span>.</text:p>
      <text:p text:style-name="Text_20_body"><text:span text:style-name="Strong_20_Emphasis">3. Preventing Substitution with Quotes:</text:span></text:p>
      <text:p text:style-name="Preformatted_20_Text"><text:span text:style-name="Source_20_Text">alias ps='ps -ef' # Define an alias 'ps' for 'ps -ef'</text:span></text:p>
      <text:p text:style-name="P4"><text:span text:style-name="Source_20_Text">'ps' # This will print 'ps' literally (no substitution)</text:span></text:p>
      <text:p text:style-name="Text_20_body">Here, we want to print the literal string "ps" (without triggering the alias). By enclosing it in single quotes, we prevent the shell from performing alias substitution.</text:p>
      <text:p text:style-name="Text_20_body"><text:span text:style-name="Strong_20_Emphasis">4. Be Cautious with Chained Aliases:</text:span></text:p>
      <text:p text:style-name="Preformatted_20_Text"><text:span text:style-name="Source_20_Text">alias ll='ls -l'</text:span></text:p>
      <text:p text:style-name="Preformatted_20_Text"><text:span text:style-name="Source_20_Text">alias l='ll' <text:s/># This might cause an infinite loop!</text:span></text:p>
      <text:p text:style-name="P4"><text:span text:style-name="Source_20_Text">l <text:s/># This could keep substituting 'l' with 'll' and vice versa</text:span></text:p>
      <text:p text:style-name="Text_20_body">This example demonstrates potential problems with chained aliases. Defining <text:span text:style-name="Source_20_Text">l</text:span> as an alias for <text:span text:style-name="Source_20_Text">ll</text:span> (which might already be an alias for <text:span text:style-name="Source_20_Text">ls -l</text:span>) can lead to an infinite loop where the shell keeps substituting one for the other. Be mindful of circular dependencies in chained aliases.</text:p>
      <text:p text:style-name="P2"/>
      <text:p text:style-name="P7"><text:soft-page-break/>Reserved word</text:p>
      <text:p text:style-name="P7"/>
      <text:p text:style-name="P8"><text:span text:style-name="Strong_20_Emphasis">. Valid Usage of Reserved Words:</text:span></text:p>
      <text:p text:style-name="Preformatted_20_Text"><text:span text:style-name="Source_20_Text">if [ -f filename ]; then <text:s/># Conditional statement using reserved words 'if' and '[' (test)</text:span></text:p>
      <text:p text:style-name="Preformatted_20_Text"><text:span text:style-name="Source_20_Text"><text:s text:c="2"/>echo "File exists"</text:span></text:p>
      <text:p text:style-name="Preformatted_20_Text"><text:span text:style-name="Source_20_Text">fi</text:span></text:p>
      <text:p text:style-name="Preformatted_20_Text"/>
      <text:p text:style-name="Preformatted_20_Text"><text:span text:style-name="Source_20_Text">for i in 1 2 3; do <text:s/># Loop using reserved words 'for', 'in', and 'do'</text:span></text:p>
      <text:p text:style-name="Preformatted_20_Text"><text:span text:style-name="Source_20_Text"><text:s text:c="2"/>echo "Number: $i"</text:span></text:p>
      <text:p text:style-name="Preformatted_20_Text"><text:span text:style-name="Source_20_Text">done</text:span></text:p>
      <text:p text:style-name="Preformatted_20_Text"/>
      <text:p text:style-name="Preformatted_20_Text"><text:span text:style-name="Source_20_Text">while true; do <text:s/># Loop using reserved words 'while' and 'do'</text:span></text:p>
      <text:p text:style-name="Preformatted_20_Text"><text:span text:style-name="Source_20_Text"><text:s text:c="2"/># Do something repeatedly</text:span></text:p>
      <text:p text:style-name="Preformatted_20_Text"><text:span text:style-name="Source_20_Text"><text:s text:c="2"/>break</text:span></text:p>
      <text:p text:style-name="P4"><text:span text:style-name="Source_20_Text">done</text:span></text:p>
      <text:p text:style-name="Text_20_body">In these examples, the reserved words (<text:span text:style-name="Source_20_Text">if</text:span>, <text:span text:style-name="Source_20_Text">for</text:span>, <text:span text:style-name="Source_20_Text">while</text:span>, <text:span text:style-name="Source_20_Text">in</text:span>, <text:span text:style-name="Source_20_Text">do</text:span>, <text:span text:style-name="Source_20_Text">fi</text:span>, <text:span text:style-name="Source_20_Text">done</text:span>) are used in their intended contexts, allowing the shell to interpret the commands correctly.</text:p>
      <text:p text:style-name="Text_20_body"><text:span text:style-name="Strong_20_Emphasis">2. Error Caused by Misusing a Reserved Word:</text:span></text:p>
      <text:p text:style-name="Preformatted_20_Text"><text:span text:style-name="Source_20_Text">filename=if <text:s/># Assigning 'if' (reserved word) to a variable</text:span></text:p>
      <text:p text:style-name="P4"><text:span text:style-name="Source_20_Text">echo $filename <text:s/># This will likely result in an error because 'if' cannot be used as a variable name</text:span></text:p>
      <text:p text:style-name="Text_20_body">Here, attempting to assign the reserved word <text:span text:style-name="Source_20_Text">if</text:span> to a variable leads to an error. Reserved words cannot be used as variable names because they have predefined meanings for the shell.</text:p>
      <text:p text:style-name="Text_20_body"><text:span text:style-name="Strong_20_Emphasis">3. Unpredictable Behavior with Implementation-Specific Reserved Words:</text:span></text:p>
      <text:p text:style-name="Preformatted_20_Text"><text:span text:style-name="Source_20_Text"># Assuming '[[ ]]' is a reserved word on your system (check your shell's documentation)</text:span></text:p>
      <text:p text:style-name="Preformatted_20_Text"><text:span text:style-name="Source_20_Text">number=10</text:span></text:p>
      <text:p text:style-name="P4"><text:span text:style-name="Source_20_Text">[[ $number -gt 5 ]] <text:s/># This might not work as expected because '[[ ]]' is implementation-dependent</text:span></text:p>
      <text:p text:style-name="Text_20_body">If <text:span text:style-name="Source_20_Text">[[ ]]</text:span> is a reserved word on your specific shell, using it unquoted within a command might lead to unexpected results due to its reserved nature. It's always best to consult your shell's documentation for a definitive list of reserved words.</text:p>
      <text:p text:style-name="Text_20_body"><text:span text:style-name="Strong_20_Emphasis">4. Using Quotes to Temporarily Disable Reserved Word Interpretation:</text:span></text:p>
      <text:p text:style-name="Preformatted_20_Text"><text:span text:style-name="Source_20_Text">variable_name="if this works" <text:s/># Quotes allow assigning 'if' to a variable (interpreted literally)</text:span></text:p>
      <text:p text:style-name="P4"><text:span text:style-name="Source_20_Text">echo $variable_name <text:s/># This will print "if this works"</text:span></text:p>
      <text:p text:style-name="Text_20_body">In this case, single quotes are used to prevent the shell from interpreting "if" as a reserved word. However, be cautious with quoting as it might affect other aspects of the command depending on the context.</text:p>
      <text:p text:style-name="P7"/>
      <text:p text:style-name="P7"/>
      <text:p text:style-name="P7"/>
      <text:p text:style-name="P7"/>
      <text:p text:style-name="P7"/>
      <text:p text:style-name="P7"/>
      <text:p text:style-name="P9"><text:soft-page-break/>Parameter and variable</text:p>
      <text:p text:style-name="P9"/>
      <text:p text:style-name="P10"><text:span text:style-name="Strong_20_Emphasis">1. Variables:</text:span></text:p>
      <text:p text:style-name="Preformatted_20_Text"><text:span text:style-name="Source_20_Text">name="Alice" <text:s/># Assigning a value ("Alice") to the variable "name"</text:span></text:p>
      <text:p text:style-name="Preformatted_20_Text"><text:span text:style-name="Source_20_Text">echo "Hello, $name" <text:s/># Using the variable "name" within a command (expands to "Hello, Alice")</text:span></text:p>
      <text:p text:style-name="Preformatted_20_Text"><text:span text:style-name="Source_20_Text">age=25 <text:s/># Assigning a numeric value to the variable "age"</text:span></text:p>
      <text:p text:style-name="Preformatted_20_Text"><text:span text:style-name="Source_20_Text">echo "You are $age years old." <text:s/># Using the variable "age" in another command</text:span></text:p>
      <text:p text:style-name="Preformatted_20_Text"/>
      <text:p text:style-name="Preformatted_20_Text"><text:span text:style-name="Source_20_Text"># Unsetting a variable</text:span></text:p>
      <text:p text:style-name="Preformatted_20_Text"><text:span text:style-name="Source_20_Text">unset age</text:span></text:p>
      <text:p text:style-name="P4"><text:span text:style-name="Source_20_Text">echo "The variable 'age' is now: $age" <text:s/># This will print an empty string (variable unset)</text:span></text:p>
      <text:p text:style-name="Text_20_body"><text:span text:style-name="Strong_20_Emphasis">2. Positional Parameters:</text:span></text:p>
      <text:p text:style-name="Preformatted_20_Text"><text:span text:style-name="Source_20_Text"># Script called greet.sh that takes two arguments (name and greeting)</text:span></text:p>
      <text:p text:style-name="Preformatted_20_Text"><text:span text:style-name="Source_20_Text">echo "Hello, $1! $2 is a nice greeting." <text:s/># $1 refers to the first argument, $2 refers to the second</text:span></text:p>
      <text:p text:style-name="Preformatted_20_Text"/>
      <text:p text:style-name="Preformatted_20_Text"><text:span text:style-name="Source_20_Text"># Running the script with arguments</text:span></text:p>
      <text:p text:style-name="Preformatted_20_Text"><text:span text:style-name="Source_20_Text">sh greet.sh Bob "How are you?" <text:s/># This will print "Hello, Bob! How are you? is a nice greeting."</text:span></text:p>
      <text:p text:style-name="Preformatted_20_Text"/>
      <text:p text:style-name="Preformatted_20_Text"><text:span text:style-name="Source_20_Text"># Accessing multiple positional parameters</text:span></text:p>
      <text:p text:style-name="P4"><text:span text:style-name="Source_20_Text">echo "All arguments: $@" <text:s/># $@ expands to all arguments passed to the script (space separated)</text:span></text:p>
      <text:p text:style-name="Text_20_body"><text:span text:style-name="Strong_20_Emphasis">3. Special Parameters:</text:span></text:p>
      <text:p text:style-name="Preformatted_20_Text"><text:span text:style-name="Source_20_Text"># Checking the number of arguments passed to the script</text:span></text:p>
      <text:p text:style-name="Preformatted_20_Text"><text:span text:style-name="Source_20_Text">echo "Number of arguments: $#" <text:s/># $# expands to the number of arguments (excluding the script name)</text:span></text:p>
      <text:p text:style-name="Preformatted_20_Text"/>
      <text:p text:style-name="Preformatted_20_Text"><text:span text:style-name="Source_20_Text"># Checking the exit status of the previous command</text:span></text:p>
      <text:p text:style-name="Preformatted_20_Text"><text:span text:style-name="Source_20_Text">exit_code=$? <text:s/># $? stores the exit status (0 for success, non-zero for failure)</text:span></text:p>
      <text:p text:style-name="Preformatted_20_Text"><text:span text:style-name="Source_20_Text">if [ $exit_code -eq 0 ]; then</text:span></text:p>
      <text:p text:style-name="Preformatted_20_Text"><text:span text:style-name="Source_20_Text"><text:s text:c="2"/>echo "Previous command succeeded."</text:span></text:p>
      <text:p text:style-name="Preformatted_20_Text"><text:span text:style-name="Source_20_Text">fi</text:span></text:p>
      <text:p text:style-name="Preformatted_20_Text"/>
      <text:p text:style-name="Preformatted_20_Text"><text:span text:style-name="Source_20_Text"># Finding the process ID of the current shell</text:span></text:p>
      <text:p text:style-name="P4"><text:span text:style-name="Source_20_Text">echo "Current shell PID: $$" <text:s/># $$ expands to the process ID of the running shell</text:span></text:p>
      <text:p text:style-name="P9"/>
      <text:p text:style-name="P11">word expansions</text:p>
      <text:p text:style-name="P11"/>
      <text:p text:style-name="P12"><text:span text:style-name="Strong_20_Emphasis">1. Tilde Expansion:</text:span></text:p>
      <text:p text:style-name="Preformatted_20_Text"><text:span text:style-name="Source_20_Text"># "~/documents" expands to the user's home directory path followed by "documents"</text:span></text:p>
      <text:p text:style-name="P4"><text:span text:style-name="Source_20_Text">echo "Your documents are in: ~/documents" <text:s/># This will print the path to the user's documents folder</text:span></text:p>
      <text:p text:style-name="Text_20_body"><text:span text:style-name="Strong_20_Emphasis">2. Parameter Expansion:</text:span></text:p>
      <text:p text:style-name="Preformatted_20_Text"><text:span text:style-name="Source_20_Text">name="Alice" <text:s/># Assigning a value to the variable "name"</text:span></text:p>
      <text:p text:style-name="P4"><text:span text:style-name="Source_20_Text">echo "Hello, $name" <text:s/># "$name" expands to "Alice"</text:span></text:p>
      <text:p text:style-name="Text_20_body"><text:span text:style-name="Strong_20_Emphasis">3. Command Substitution:</text:span></text:p>
      <text:p text:style-name="Preformatted_20_Text"><text:soft-page-break/><text:span text:style-name="Source_20_Text"># Get the current date using the `date` command</text:span></text:p>
      <text:p text:style-name="Preformatted_20_Text"><text:span text:style-name="Source_20_Text">today=$(date +%Y-%m-%d) <text:s/># Backticks capture the output of `date` and store it in "today"</text:span></text:p>
      <text:p text:style-name="P4"><text:span text:style-name="Source_20_Text">echo "Today's date is: $today" <text:s/># "$today" now holds the formatted date</text:span></text:p>
      <text:p text:style-name="Text_20_body"><text:span text:style-name="Strong_20_Emphasis">4. Arithmetic Expansion:</text:span></text:p>
      <text:p text:style-name="Preformatted_20_Text"><text:span text:style-name="Source_20_Text"># Calculate the sum of two numbers</text:span></text:p>
      <text:p text:style-name="Preformatted_20_Text"><text:span text:style-name="Source_20_Text">sum=$(( 5 + 10 )) <text:s/># Performs the calculation and stores the result in "sum"</text:span></text:p>
      <text:p text:style-name="P4"><text:span text:style-name="Source_20_Text">echo "The sum is: $sum" <text:s/># "$sum" expands to the value (15)</text:span></text:p>
      <text:p text:style-name="Text_20_body"><text:span text:style-name="Strong_20_Emphasis">5. Field Splitting (with IFS):</text:span></text:p>
      <text:p text:style-name="Preformatted_20_Text"><text:span text:style-name="Source_20_Text"># Assuming IFS is set to a space (default)</text:span></text:p>
      <text:p text:style-name="Preformatted_20_Text"><text:span text:style-name="Source_20_Text">files="file1.txt file2.txt file3.txt"</text:span></text:p>
      <text:p text:style-name="Preformatted_20_Text"><text:span text:style-name="Source_20_Text">for file in $files; do <text:s/># Loop iterates over each file separated by space</text:span></text:p>
      <text:p text:style-name="Preformatted_20_Text"><text:span text:style-name="Source_20_Text"><text:s text:c="2"/>echo "Processing: $file"</text:span></text:p>
      <text:p text:style-name="P4"><text:span text:style-name="Source_20_Text">done</text:span></text:p>
      <text:p text:style-name="Text_20_body"><text:span text:style-name="Strong_20_Emphasis">6. Pathname Expansion:</text:span></text:p>
      <text:p text:style-name="Preformatted_20_Text"><text:span text:style-name="Source_20_Text"># Find all files ending with ".txt" in the current directory</text:span></text:p>
      <text:p text:style-name="P4"><text:span text:style-name="Source_20_Text">ls *.txt <text:s/># "*" expands to all files with the ".txt" extension</text:span></text:p>
      <text:p text:style-name="Text_20_body"><text:span text:style-name="Strong_20_Emphasis">7. Quote Removal:</text:span></text:p>
      <text:p text:style-name="Preformatted_20_Text"><text:span text:style-name="Source_20_Text"># Print the literal string "$name"</text:span></text:p>
      <text:p text:style-name="P4"><text:span text:style-name="Source_20_Text">echo '$name' <text:s/># Single quotes prevent expansion of "$name"</text:span></text:p>
      <text:p text:style-name="Text_20_body"><text:span text:style-name="Strong_20_Emphasis">8. Empty Fields:</text:span></text:p>
      <text:p text:style-name="Preformatted_20_Text"><text:span text:style-name="Source_20_Text"># No command after the semicolon (;) results in an empty field</text:span></text:p>
      <text:p text:style-name="P4"><text:span text:style-name="Source_20_Text">echo "Hello"; <text:s/># The empty field after the semicolon is removed</text:span></text:p>
      <text:p text:style-name="P13">Redirection</text:p>
      <text:p text:style-name="P13"/>
      <text:p text:style-name="P37"><text:span text:style-name="Strong_20_Emphasis">1. Saving Output to a File (Overwrite):</text:span></text:p>
      <text:p text:style-name="Preformatted_20_Text"><text:span text:style-name="Source_20_Text"># This command lists directory contents and saves the output to "filelist.txt" (overwriting any existing content)</text:span></text:p>
      <text:p text:style-name="P4"><text:span text:style-name="Source_20_Text">ls &gt; filelist.txt</text:span></text:p>
      <text:p text:style-name="Text_20_body"><text:span text:style-name="Strong_20_Emphasis">2. Appending Output to a File:</text:span></text:p>
      <text:p text:style-name="Preformatted_20_Text"><text:span text:style-name="Source_20_Text"># This command adds the current date and time to a log file named "logfile.txt"</text:span></text:p>
      <text:p text:style-name="P4"><text:span text:style-name="Source_20_Text">echo "$(date)" &gt;&gt; logfile.txt</text:span></text:p>
      <text:p text:style-name="Text_20_body"><text:span text:style-name="Strong_20_Emphasis">3. Taking Input from a File:</text:span></text:p>
      <text:p text:style-name="Preformatted_20_Text"><text:span text:style-name="Source_20_Text"># This command uses the content of "commands.txt" as input for the sort command</text:span></text:p>
      <text:p text:style-name="P4"><text:span text:style-name="Source_20_Text">sort &lt; commands.txt</text:span></text:p>
      <text:p text:style-name="Text_20_body"><text:span text:style-name="Strong_20_Emphasis">4. Redirecting Standard Error:</text:span></text:p>
      <text:p text:style-name="Preformatted_20_Text"><text:span text:style-name="Source_20_Text"># This command runs the "fallocate" command, potentially generating errors. </text:span></text:p>
      <text:p text:style-name="Preformatted_20_Text"><text:span text:style-name="Source_20_Text"># We redirect standard error (where errors are printed) to "fallocate_errors.txt"</text:span></text:p>
      <text:p text:style-name="P4"><text:span text:style-name="Source_20_Text">fallocate -l 1G largefile.img 2&gt; fallocate_errors.txt <text:s/></text:span></text:p>
      <text:p text:style-name="Text_20_body"><text:span text:style-name="Strong_20_Emphasis">5. Using File Descriptors:</text:span></text:p>
      <text:p text:style-name="Preformatted_20_Text"><text:soft-page-break/><text:span text:style-name="Source_20_Text"># Duplicates standard output (descriptor 1) to a file named "copy.out"</text:span></text:p>
      <text:p text:style-name="Preformatted_20_Text"><text:span text:style-name="Source_20_Text">cp file1.txt file2.txt 1&gt; copy.out <text:s/># Only copy output goes to the file</text:span></text:p>
      <text:p text:style-name="Preformatted_20_Text"/>
      <text:p text:style-name="Preformatted_20_Text"><text:span text:style-name="Source_20_Text"># Reads configuration from a file named "config" as standard input (descriptor 0)</text:span></text:p>
      <text:p text:style-name="P4"><text:span text:style-name="Source_20_Text">./myprogram &lt; config</text:span></text:p>
      <text:p text:style-name="Text_20_body"><text:span text:style-name="Strong_20_Emphasis">6. Combining Redirection:</text:span></text:p>
      <text:p text:style-name="Preformatted_20_Text"><text:span text:style-name="Source_20_Text"># Lists directory contents sorted by modification time and saves the output to "sorted_filelist.txt"</text:span></text:p>
      <text:p text:style-name="P4"><text:span text:style-name="Source_20_Text">ls -t | sort &gt; sorted_filelist.txt</text:span></text:p>
      <text:p text:style-name="P15">heredoc</text:p>
      <text:p text:style-name="P15"/>
      <text:p text:style-name="P38"><text:span text:style-name="Strong_20_Emphasis">1. Sending a Multi-Line Email:</text:span></text:p>
      <text:p text:style-name="Preformatted_20_Text"><text:span text:style-name="Source_20_Text">echo "Subject: Reminder - Meeting Today" &lt;&lt;MESSAGE</text:span></text:p>
      <text:p text:style-name="Preformatted_20_Text"><text:span text:style-name="Source_20_Text">Hi Team,</text:span></text:p>
      <text:p text:style-name="Preformatted_20_Text"/>
      <text:p text:style-name="Preformatted_20_Text"><text:span text:style-name="Source_20_Text">Just a friendly reminder about our meeting today at 2 PM.</text:span></text:p>
      <text:p text:style-name="Preformatted_20_Text"/>
      <text:p text:style-name="Preformatted_20_Text"><text:span text:style-name="Source_20_Text">Please come prepared to discuss the project timeline.</text:span></text:p>
      <text:p text:style-name="Preformatted_20_Text"/>
      <text:p text:style-name="Preformatted_20_Text"><text:span text:style-name="Source_20_Text">See you there!</text:span></text:p>
      <text:p text:style-name="Preformatted_20_Text"/>
      <text:p text:style-name="Preformatted_20_Text"><text:span text:style-name="Source_20_Text">Best,</text:span></text:p>
      <text:p text:style-name="Preformatted_20_Text"><text:span text:style-name="Source_20_Text">[Your Name]</text:span></text:p>
      <text:p text:style-name="P4"><text:span text:style-name="Source_20_Text">MESSAGE</text:span></text:p>
      <text:p text:style-name="Text_20_body">This script uses a here document to create the body of an email with variables like your name.</text:p>
      <text:p text:style-name="Text_20_body"><text:span text:style-name="Strong_20_Emphasis">2. Creating a Configuration File:</text:span></text:p>
      <text:p text:style-name="Preformatted_20_Text"><text:span text:style-name="Source_20_Text">cat &lt;&lt;CONFIG &gt; settings.cfg</text:span></text:p>
      <text:p text:style-name="Preformatted_20_Text"><text:span text:style-name="Source_20_Text"># Database configuration</text:span></text:p>
      <text:p text:style-name="Preformatted_20_Text"><text:span text:style-name="Source_20_Text">DB_HOST=localhost</text:span></text:p>
      <text:p text:style-name="Preformatted_20_Text"><text:span text:style-name="Source_20_Text">DB_USER=myuser</text:span></text:p>
      <text:p text:style-name="Preformatted_20_Text"><text:span text:style-name="Source_20_Text">DB_PASSWORD=secret</text:span></text:p>
      <text:p text:style-name="Preformatted_20_Text"/>
      <text:p text:style-name="Preformatted_20_Text"><text:span text:style-name="Source_20_Text"># Application settings</text:span></text:p>
      <text:p text:style-name="Preformatted_20_Text"><text:span text:style-name="Source_20_Text">LOG_LEVEL=debug</text:span></text:p>
      <text:p text:style-name="Preformatted_20_Text"><text:span text:style-name="Source_20_Text">CACHE_ENABLED=true</text:span></text:p>
      <text:p text:style-name="P4"><text:span text:style-name="Source_20_Text">CONFIG</text:span></text:p>
      <text:p text:style-name="Text_20_body">This script defines configuration settings within a here document and writes them to a file named "settings.cfg".</text:p>
      <text:p text:style-name="Text_20_body"><text:span text:style-name="Strong_20_Emphasis">3. Piping Here Document Output:</text:span></text:p>
      <text:p text:style-name="Preformatted_20_Text"><text:span text:style-name="Source_20_Text">sort &lt;&lt;USERS</text:span></text:p>
      <text:p text:style-name="Preformatted_20_Text"><text:span text:style-name="Source_20_Text">user1</text:span></text:p>
      <text:p text:style-name="Preformatted_20_Text"><text:span text:style-name="Source_20_Text">user3</text:span></text:p>
      <text:p text:style-name="Preformatted_20_Text"><text:span text:style-name="Source_20_Text">user2</text:span></text:p>
      <text:p text:style-name="P4"><text:span text:style-name="Source_20_Text">USERS | uniq</text:span></text:p>
      <text:p text:style-name="Text_20_body">This example creates a list of users in a here document, sorts the list with <text:span text:style-name="Source_20_Text">sort</text:span>, and then uses a pipe (<text:span text:style-name="Source_20_Text">|</text:span>) to send the sorted output to the <text:span text:style-name="Source_20_Text">uniq</text:span> command, which removes duplicates.</text:p>
      <text:p text:style-name="Text_20_body"><text:span text:style-name="Strong_20_Emphasis">4. Here Document with Arithmetic Expansion:</text:span></text:p>
      <text:p text:style-name="Preformatted_20_Text"><text:soft-page-break/><text:span text:style-name="Source_20_Text">count=$((10 + 5))</text:span></text:p>
      <text:p text:style-name="Preformatted_20_Text"><text:span text:style-name="Source_20_Text">echo "The sum is: $count" &lt;&lt;RESULT</text:span></text:p>
      <text:p text:style-name="Preformatted_20_Text"><text:span text:style-name="Source_20_Text">This calculation resulted in:</text:span></text:p>
      <text:p text:style-name="Preformatted_20_Text"><text:span text:style-name="Source_20_Text">$count</text:span></text:p>
      <text:p text:style-name="P4"><text:span text:style-name="Source_20_Text">RESULT</text:span></text:p>
      <text:p text:style-name="Text_20_body">Here, we calculate a sum using arithmetic expansion within the here document and then display it along with a message. Note that since the delimiter "RESULT" is not quoted, the variable <text:span text:style-name="Source_20_Text">count</text:span> is expanded inside the here document.</text:p>
      <text:p text:style-name="P16">File descriptor</text:p>
      <text:p text:style-name="P16"/>
      <text:p text:style-name="P39"><text:span text:style-name="Strong_20_Emphasis">1. Saving Standard Output Temporarily (Duplication):</text:span></text:p>
      <text:p text:style-name="Preformatted_20_Text"><text:span text:style-name="Source_20_Text"># Capture the output of a command in a variable (standard output duplicated to a temporary descriptor)</text:span></text:p>
      <text:p text:style-name="Preformatted_20_Text"><text:span text:style-name="Source_20_Text">output_var=$(ls 2&gt;&amp;1) <text:s/># 2&gt;&amp;1 duplicates standard output (1) to temporary descriptor (usually a high numbered one)</text:span></text:p>
      <text:p text:style-name="Preformatted_20_Text"><text:span text:style-name="Source_20_Text"># Now "output_var" contains the listing of files</text:span></text:p>
      <text:p text:style-name="Preformatted_20_Text"><text:span text:style-name="Source_20_Text">echo "Directory listing:"</text:span></text:p>
      <text:p text:style-name="Preformatted_20_Text"><text:span text:style-name="Source_20_Text">echo "$output_var"</text:span></text:p>
      <text:p text:style-name="Preformatted_20_Text"/>
      <text:p text:style-name="Preformatted_20_Text"><text:span text:style-name="Source_20_Text"># Restore standard output (close the temporary descriptor)</text:span></text:p>
      <text:p text:style-name="P4"><text:span text:style-name="Source_20_Text">exec 1&gt;&amp;-</text:span></text:p>
      <text:p text:style-name="Text_20_body">This example demonstrates duplicating standard output (descriptor 1) to a temporary descriptor (usually assigned a high number) while capturing the command's output in a variable. Finally, we close the temporary descriptor to restore standard output.</text:p>
      <text:p text:style-name="Text_20_body"><text:span text:style-name="Strong_20_Emphasis">2. Redirecting Standard Error to a Log File:</text:span></text:p>
      <text:p text:style-name="Preformatted_20_Text"><text:span text:style-name="Source_20_Text"># Run a command and redirect its standard error to a log file</text:span></text:p>
      <text:p text:style-name="P4"><text:span text:style-name="Source_20_Text">./mycommand 1&gt; output.txt 2&gt;&amp;1 <text:s/># 2&gt;&amp;1 duplicates standard error (2) to standard output (1) which is already redirected</text:span></text:p>
      <text:p text:style-name="Text_20_body">Here, we redirect standard output (descriptor 1) to a file named "output.txt." However, we also want to capture any errors encountered during the command execution. We achieve this by duplicating standard error (descriptor 2) to standard output (descriptor 1) using <text:span text:style-name="Source_20_Text">2&gt;&amp;1</text:span>. Since standard output is already redirected to the file, errors will also be written there.</text:p>
      <text:p text:style-name="Text_20_body"><text:span text:style-name="Strong_20_Emphasis">3. Duplicating Standard Input for Testing:</text:span></text:p>
      <text:p text:style-name="Preformatted_20_Text"><text:span text:style-name="Source_20_Text"># Simulate user input for a script (duplicate standard input)</text:span></text:p>
      <text:p text:style-name="P4"><text:span text:style-name="Source_20_Text">echo "This is my test input" | <text:s/>./myscript.sh 0&lt;&amp;1 <text:s/># 0&lt;&amp;1 duplicates standard input (0) from the pipe</text:span></text:p>
      <text:p text:style-name="Text_20_body">This example uses a pipe (<text:span text:style-name="Source_20_Text">|</text:span>) to send test input to the script "myscript.sh". However, the script might normally read user input from the keyboard (standard input, descriptor 0). We achieve this by duplicating the pipe's output (which becomes standard input at this point) to standard input (descriptor 0) within the script using <text:span text:style-name="Source_20_Text">0&lt;&amp;1</text:span>.</text:p>
      <text:p text:style-name="Text_20_body"><text:span text:style-name="Strong_20_Emphasis">4. Opening a File for Reading and Writing:</text:span></text:p>
      <text:p text:style-name="Preformatted_20_Text"><text:span text:style-name="Source_20_Text"># Update a configuration file in-place (open for reading and writing)</text:span></text:p>
      <text:p text:style-name="Preformatted_20_Text"><text:span text:style-name="Source_20_Text">tempfile=$(mktemp) <text:s/># Create a temporary file</text:span></text:p>
      <text:p text:style-name="Preformatted_20_Text"><text:span text:style-name="Source_20_Text">cat config.txt &gt; $tempfile <text:s/># Copy existing config to temporary file</text:span></text:p>
      <text:p text:style-name="Preformatted_20_Text"><text:span text:style-name="Source_20_Text"># Edit the temporary file content (use an editor like nano)</text:span></text:p>
      <text:p text:style-name="Preformatted_20_Text"><text:span text:style-name="Source_20_Text">nano $tempfile</text:span></text:p>
      <text:p text:style-name="Preformatted_20_Text"><text:soft-page-break/><text:span text:style-name="Source_20_Text">mv $tempfile config.txt <text:s/># Replace original config with modified version</text:span></text:p>
      <text:p text:style-name="Preformatted_20_Text"><text:span text:style-name="Source_20_Text"># Close the file descriptor (not strictly necessary here)</text:span></text:p>
      <text:p text:style-name="P4"><text:span text:style-name="Source_20_Text">3&lt;&gt;-</text:span></text:p>
      <text:p text:style-name="Text_20_body">This example demonstrates opening a file ("config.txt") for both reading and writing using <text:span text:style-name="Source_20_Text">3&lt;&gt;config.txt</text:span>. We can then modify the content using an editor and finally replace the original file with the modified version. While closing the file descriptor (using <text:span text:style-name="Source_20_Text">3&lt;&gt;-</text:span>) isn't strictly necessary here because we're replacing the file, it's good practice to close unused descriptors for resource management.</text:p>
      <text:p text:style-name="P17">Exit Status and Errors</text:p>
      <text:p text:style-name="P17"/>
      <text:p text:style-name="P40"><text:span text:style-name="Strong_20_Emphasis">1. Checking for Successful File Copy:</text:span></text:p>
      <text:p text:style-name="Preformatted_20_Text"><text:span text:style-name="Source_20_Text">cp sourcefile destinationfile</text:span></text:p>
      <text:p text:style-name="Preformatted_20_Text"><text:span text:style-name="Source_20_Text">if [ $? -eq 0 ]; then</text:span></text:p>
      <text:p text:style-name="Preformatted_20_Text"><text:span text:style-name="Source_20_Text"><text:s text:c="2"/>echo "File copied successfully!"</text:span></text:p>
      <text:p text:style-name="Preformatted_20_Text"><text:span text:style-name="Source_20_Text">else</text:span></text:p>
      <text:p text:style-name="Preformatted_20_Text"><text:span text:style-name="Source_20_Text"><text:s text:c="2"/>echo "Error copying file!"</text:span></text:p>
      <text:p text:style-name="Preformatted_20_Text"><text:span text:style-name="Source_20_Text"><text:s text:c="2"/># Handle the error (e.g., exit the script, log the error)</text:span></text:p>
      <text:p text:style-name="P4"><text:span text:style-name="Source_20_Text">fi</text:span></text:p>
      <text:p text:style-name="Text_20_body">This script copies a file using <text:span text:style-name="Source_20_Text">cp</text:span>. The <text:span text:style-name="Source_20_Text">if</text:span> statement checks the exit status (<text:span text:style-name="Source_20_Text">$?</text:span>) of the <text:span text:style-name="Source_20_Text">cp</text:span> command. If it's 0 (success), a message is displayed. Otherwise, an error message is shown, and you can add additional logic to handle the error.</text:p>
      <text:p text:style-name="Text_20_body"><text:span text:style-name="Strong_20_Emphasis">2. Handling Command Not Found:</text:span></text:p>
      <text:p text:style-name="Preformatted_20_Text"><text:span text:style-name="Source_20_Text"># Check if a specific program is available</text:span></text:p>
      <text:p text:style-name="Preformatted_20_Text"><text:span text:style-name="Source_20_Text">if command -v myprogram &gt;/dev/null 2&gt;&amp;1; then</text:span></text:p>
      <text:p text:style-name="Preformatted_20_Text"><text:span text:style-name="Source_20_Text"><text:s text:c="2"/>echo "Program 'myprogram' found."</text:span></text:p>
      <text:p text:style-name="Preformatted_20_Text"><text:span text:style-name="Source_20_Text">else</text:span></text:p>
      <text:p text:style-name="Preformatted_20_Text"><text:span text:style-name="Source_20_Text"><text:s text:c="2"/>echo "Program 'myprogram' not found. Please install it."</text:span></text:p>
      <text:p text:style-name="Preformatted_20_Text"><text:span text:style-name="Source_20_Text"><text:s text:c="2"/>exit 1 <text:s/># Indicate an error by exiting with a non-zero status</text:span></text:p>
      <text:p text:style-name="P4"><text:span text:style-name="Source_20_Text">fi</text:span></text:p>
      <text:p text:style-name="Text_20_body">This script uses the <text:span text:style-name="Source_20_Text">command -v</text:span> construct to check if a program named "myprogram" exists. The redirection (<text:span text:style-name="Source_20_Text">&gt;/dev/null 2&gt;&amp;1</text:span>) suppresses any output from the <text:span text:style-name="Source_20_Text">command</text:span> itself. If found, a success message is displayed. Otherwise, an error message is shown, and the script exits with a non-zero status to signal an error condition.</text:p>
      <text:p text:style-name="Text_20_body"><text:span text:style-name="Strong_20_Emphasis">3. Looping Until a Command Succeeds:</text:span></text:p>
      <text:p text:style-name="Preformatted_20_Text"><text:span text:style-name="Source_20_Text"># Retry a command up to 3 times in case of temporary errors</text:span></text:p>
      <text:p text:style-name="Preformatted_20_Text"><text:span text:style-name="Source_20_Text">count=0</text:span></text:p>
      <text:p text:style-name="Preformatted_20_Text"><text:span text:style-name="Source_20_Text">while [ $count -lt 3 ]; do</text:span></text:p>
      <text:p text:style-name="Preformatted_20_Text"><text:span text:style-name="Source_20_Text"><text:s text:c="2"/>myscript.sh</text:span></text:p>
      <text:p text:style-name="Preformatted_20_Text"><text:span text:style-name="Source_20_Text"><text:s text:c="2"/>if [ $? -eq 0 ]; then</text:span></text:p>
      <text:p text:style-name="Preformatted_20_Text"><text:span text:style-name="Source_20_Text"><text:s text:c="4"/>break <text:s/># Exit the loop if the command succeeds</text:span></text:p>
      <text:p text:style-name="Preformatted_20_Text"><text:span text:style-name="Source_20_Text"><text:s text:c="2"/>fi</text:span></text:p>
      <text:p text:style-name="Preformatted_20_Text"><text:span text:style-name="Source_20_Text"><text:s text:c="2"/>count=$((count + 1))</text:span></text:p>
      <text:p text:style-name="Preformatted_20_Text"><text:span text:style-name="Source_20_Text"><text:s text:c="2"/>echo "Retrying command... (attempt $count)"</text:span></text:p>
      <text:p text:style-name="Preformatted_20_Text"><text:span text:style-name="Source_20_Text">done</text:span></text:p>
      <text:p text:style-name="Preformatted_20_Text"/>
      <text:p text:style-name="Preformatted_20_Text"><text:span text:style-name="Source_20_Text">if [ $count -eq 3 ]; then</text:span></text:p>
      <text:p text:style-name="Preformatted_20_Text"><text:span text:style-name="Source_20_Text"><text:s text:c="2"/>echo "Error: Command failed after 3 retries."</text:span></text:p>
      <text:p text:style-name="P4"><text:span text:style-name="Source_20_Text">fi</text:span></text:p>
      <text:p text:style-name="Text_20_body"><text:soft-page-break/>This script demonstrates retrying a command (<text:span text:style-name="Source_20_Text">myscript.sh</text:span>) in case of errors. It uses a loop with a counter (<text:span text:style-name="Source_20_Text">count</text:span>) and checks the exit status after each attempt. If successful, the loop breaks. Otherwise, it retries up to 3 times and displays an error message if all attempts fail.</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09:35:28.554091796</meta:creation-date>
    <meta:generator>LibreOffice/7.3.7.2$Linux_X86_64 LibreOffice_project/30$Build-2</meta:generator>
    <dc:date>2024-07-23T13:01:59.254704490</dc:date>
    <meta:editing-duration>PT2H11M23S</meta:editing-duration>
    <meta:editing-cycles>19</meta:editing-cycles>
    <meta:document-statistic meta:table-count="0" meta:image-count="0" meta:object-count="0" meta:page-count="10" meta:paragraph-count="288" meta:word-count="2663" meta:character-count="15961" meta:non-whitespace-character-count="13519"/>
  </office:meta>
</office:document-meta>
</file>